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8CA000003241A3273321AB790D2.jpg" manifest:media-type="image/jpeg"/>
  <manifest:file-entry manifest:full-path="Pictures/10000000000008CA000003EDA056748EB7B232F6.jpg" manifest:media-type="image/jpeg"/>
  <manifest:file-entry manifest:full-path="Pictures/1000000000000A8C00000ABD03EDA29E2F83688B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214c90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loext:graphic-properties draw:fill="none" draw:fill-color="#214c90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T1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0000" loext:opacity="100%" fo:font-size="11pt" style:font-size-asian="11pt" style:font-size-complex="11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>
        <draw:frame draw:name="Picture 2" draw:style-name="gr1" draw:text-style-name="P1" draw:layer="layout" svg:width="14.214cm" svg:height="6.35cm" svg:x="0.5cm" svg:y="0.635cm">
          <draw:image xlink:href="Pictures/10000000000008CA000003EDA056748EB7B232F6.jpg" xlink:type="simple" xlink:show="embed" xlink:actuate="onLoad" draw:mime-type="image/jpeg">
            <text:p/>
          </draw:image>
          <svg:desc>AAGIGKI0.jpg</svg:desc>
        </draw:frame>
        <draw:frame draw:name="Picture 2_0" draw:style-name="gr1" draw:text-style-name="P1" draw:layer="layout" svg:width="11.223cm" svg:height="11.43cm" svg:x="16.51cm" svg:y="0.535cm">
          <draw:image xlink:href="Pictures/1000000000000A8C00000ABD03EDA29E2F83688B.jpg" xlink:type="simple" xlink:show="embed" xlink:actuate="onLoad" draw:mime-type="image/jpeg">
            <text:p/>
          </draw:image>
          <svg:desc>Table 2-3.jpg</svg:desc>
        </draw:frame>
        <draw:frame draw:name="Picture 2_1" draw:style-name="gr1" draw:text-style-name="P1" draw:layer="layout" svg:width="15.24cm" svg:height="5.444cm" svg:x="0.635cm" svg:y="8.307cm">
          <draw:image xlink:href="Pictures/10000000000008CA000003241A3273321AB790D2.jpg" xlink:type="simple" xlink:show="embed" xlink:actuate="onLoad" draw:mime-type="image/jpeg">
            <text:p/>
          </draw:image>
          <svg:desc>AAGIGKR0.jpg</svg:desc>
        </draw:frame>
        <draw:frame presentation:style-name="pr1" draw:text-style-name="P3" draw:layer="layout" svg:width="14.605cm" svg:height="0.854cm" svg:x="0.935cm" svg:y="14.051cm" presentation:class="title" presentation:user-transformed="true">
          <draw:text-box>
            <text:list text:style-name="L1">
              <text:list-header>
                <text:p text:style-name="P2"><text:span text:style-name="T1">FIGURE</text:span><text:span text:style-name="T2"> </text:span><text:span text:style-name="T1">2-4</text:span><text:span text:style-name="T2"> <text:s text:c="2"/>Getting the 2’s complement of a hexadecimal number, Method 1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9-02T12:41:58.638965097</meta:creation-date>
    <dc:date>2021-09-02T12:48:53.795958087</dc:date>
    <meta:editing-duration>PT6M55S</meta:editing-duration>
    <meta:editing-cycles>1</meta:editing-cycles>
    <meta:document-statistic meta:object-count="27"/>
    <meta:generator>LibreOffice/7.1.5.2$Linux_X86_64 LibreOffice_project/10$Build-2</meta:generator>
  </office:meta>
</office:document-meta>
</file>